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fill="solid" draw:fill-color="#b4c7dc" draw:textarea-horizontal-align="justify" draw:textarea-vertical-align="middle" draw:auto-grow-height="false" fo:min-height="8.95cm" fo:min-width="21.302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7.428cm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1.25cm" fo:min-width="7cm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7.419cm"/>
    </style:style>
    <style:style style:name="gr6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4.579cm" fo:min-width="21.302cm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7.6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1.84cm" fo:min-width="7.5cm"/>
    </style:style>
    <style:style style:name="gr14" style:family="graphic" style:parent-style-name="standard">
      <style:graphic-properties svg:stroke-width="0.1cm" svg:stroke-color="#3465a4" draw:marker-start-width="0.35cm" draw:marker-end="Arrowheads_20_4" draw:marker-end-width="0.3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3465a4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5.446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5.445cm"/>
    </style:style>
    <style:style style:name="gr18" style:family="graphic" style:parent-style-name="standard">
      <style:graphic-properties svg:stroke-width="0.1cm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draw:stroke-dash="Ultrafine_20_Dashed" svg:stroke-width="0.1cm" svg:stroke-color="#2a6099" draw:marker-start="Arrow" draw:marker-start-width="0.35cm" draw:marker-end="Arrow" draw:marker-end-width="0.35cm" draw:fill="solid" draw:fill-color="#2a6099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2a6099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802cm" svg:height="9.2cm" svg:x="11.901cm" svg:y="5.971cm">
          <text:p text:style-name="P1">drv_pwrctrl_4SWBB <text:s text:c="2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3cm" svg:x="11.928cm" svg:y="20.82cm">
          <text:p text:style-name="P1">MCC Peripheral Ini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7.928cm" svg:height="3cm" svg:x="1.991cm" svg:y="20.82cm">
          <text:p text:style-name="P1">OS_Schedu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8cm" svg:height="3cm" svg:x="21.811cm" svg:y="20.82cm">
          <text:p text:style-name="P1">fault_comm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8cm" svg:height="2cm" svg:x="2cm" svg:y="7cm">
          <text:p text:style-name="P1">drv_adc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19cm" svg:height="3cm" svg:x="2cm" svg:y="16.856cm">
          <text:p text:style-name="P1">main_tasks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cm" svg:y1="10cm" svg:x2="6cm" svg:y2="8.9cm">
          <text:p/>
        </draw:line>
        <draw:frame draw:style-name="gr7" draw:text-style-name="P4" draw:layer="layout" svg:width="7.6cm" svg:height="1.673cm" svg:x="2.6cm" svg:y="9.8cm">
          <draw:text-box>
            <text:p>PWM_Interrupt 350kHz</text:p>
          </draw:text-box>
        </draw:frame>
        <draw:connector draw:style-name="gr8" draw:text-style-name="P1" draw:layer="layout" svg:x1="5.955cm" svg:y1="20.82cm" svg:x2="5.959cm" svg:y2="19.856cm" draw:start-shape="id1" draw:start-glue-point="0" draw:end-shape="id2" draw:end-glue-point="2" svg:d="M5955 20820v-482h4v-482" svg:viewBox="0 0 5 965">
          <text:p/>
        </draw:connector>
        <draw:custom-shape draw:style-name="gr9" draw:text-style-name="P2" draw:layer="layout" svg:width="21.802cm" svg:height="4.829cm" svg:x="11.901cm" svg:y="15cm">
          <text:p text:style-name="P1"><text:s text:c="51"/>drv_pwrctrl_4SWBB_fault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8.1cm" svg:height="4cm" svg:x="15.9cm" svg:y="9.888cm">
          <text:p text:style-name="P1">state_mach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8cm" svg:height="3cm" svg:x="16cm" svg:y="16cm">
          <text:p text:style-name="P1">fault_check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4cm" svg:height="2cm" svg:x="24cm" svg:y="7cm">
          <text:p text:style-name="P1">control_loop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959cm" svg:y1="16.856cm" svg:x2="19.95cm" svg:y2="13.888cm" draw:start-shape="id2" draw:start-glue-point="0" draw:end-shape="id3" draw:end-glue-point="2" svg:d="M5959 16856v-1484h13991v-1484" svg:viewBox="0 0 13992 2969">
          <text:p/>
        </draw:connector>
        <draw:frame draw:style-name="gr7" draw:text-style-name="P4" draw:layer="layout" svg:width="7cm" svg:height="1.673cm" svg:x="3cm" svg:y="14.5cm">
          <draw:text-box>
            <text:p><text:span text:style-name="T1">Task_</text:span>Realtime_100us</text:p>
          </draw:text-box>
        </draw:frame>
        <draw:custom-shape draw:style-name="gr12" draw:text-style-name="P1" xml:id="id5" draw:id="id5" draw:layer="layout" svg:width="2cm" svg:height="2cm" svg:x="13cm" svg:y="11cm">
          <text:p text:style-name="P1">Ext-<text:line-break/>Ref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8cm" svg:height="2.09cm" svg:x="2cm" svg:y="10.91cm">
          <text:p text:style-name="P1">Potentiomet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cm" svg:y1="11.955cm" svg:x2="13cm" svg:y2="12cm" draw:start-shape="id4" draw:start-glue-point="1" draw:end-shape="id5" draw:end-glue-point="3" svg:d="M10000 11955h1500v45h1500" svg:viewBox="0 0 3001 46">
          <text:p/>
        </draw:connector>
        <draw:custom-shape draw:style-name="gr12" draw:text-style-name="P1" xml:id="id8" draw:id="id8" draw:layer="layout" svg:width="2cm" svg:height="2cm" svg:x="25cm" svg:y="11cm">
          <text:p text:style-name="P1">Int-<text:line-break/>Ref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4cm" svg:y1="17.5cm" svg:x2="25.811cm" svg:y2="20.82cm" draw:start-shape="id6" draw:start-glue-point="1" draw:end-shape="id7" draw:end-glue-point="0" svg:d="M24000 17500h1811v3320" svg:viewBox="0 0 1812 3321">
          <text:p/>
        </draw:connector>
        <draw:connector draw:style-name="gr15" draw:text-style-name="P1" draw:layer="layout" svg:x1="15cm" svg:y1="12cm" svg:x2="15.9cm" svg:y2="11.888cm" draw:start-shape="id5" draw:start-glue-point="1" draw:end-shape="id3" draw:end-glue-point="3" svg:d="M15000 12000h450v-112h450" svg:viewBox="0 0 901 113">
          <text:p/>
        </draw:connector>
        <draw:connector draw:style-name="gr15" draw:text-style-name="P1" draw:layer="layout" svg:x1="26cm" svg:y1="11cm" svg:x2="26cm" svg:y2="9cm" draw:start-shape="id8" draw:start-glue-point="0" draw:end-shape="id9" draw:end-glue-point="2" svg:d="M26000 11000v-2000" svg:viewBox="0 0 1 2001">
          <text:p/>
        </draw:connector>
        <draw:connector draw:style-name="gr15" draw:text-style-name="P1" draw:layer="layout" svg:x1="24cm" svg:y1="11.888cm" svg:x2="25cm" svg:y2="12cm" draw:start-shape="id3" draw:start-glue-point="1" draw:end-shape="id8" draw:end-glue-point="3" svg:d="M24000 11888h500v112h500" svg:viewBox="0 0 1001 113">
          <text:p/>
        </draw:connector>
        <draw:custom-shape draw:style-name="gr12" draw:text-style-name="P1" xml:id="id10" draw:id="id10" draw:layer="layout" svg:width="2cm" svg:height="2cm" svg:x="30cm" svg:y="7cm">
          <text:p text:style-name="P1">PWM<text:line-break/>output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8cm" svg:y1="8cm" svg:x2="30cm" svg:y2="8cm" draw:start-shape="id9" draw:start-glue-point="1" draw:end-shape="id10" draw:end-glue-point="3" svg:d="M28000 8000h2000" svg:viewBox="0 0 2001 1">
          <text:p/>
        </draw:connector>
        <draw:connector draw:style-name="gr8" draw:text-style-name="P1" draw:layer="layout" svg:x1="10cm" svg:y1="8cm" svg:x2="24cm" svg:y2="8cm" draw:start-shape="id11" draw:start-glue-point="1" draw:end-shape="id9" draw:end-glue-point="3" svg:d="M10000 8000h14000" svg:viewBox="0 0 14001 1">
          <text:p/>
        </draw:connector>
        <draw:custom-shape draw:style-name="gr16" draw:text-style-name="P1" xml:id="id12" draw:id="id12" draw:layer="layout" svg:width="5.946cm" svg:height="2cm" svg:x="9.919cm" svg:y="2.982cm">
          <text:p text:style-name="P1">app_gui<text:line-break/>(external gui)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5.945cm" svg:height="2cm" svg:x="18.839cm" svg:y="2.982cm">
          <text:p text:style-name="P1">drv_gui_comm</text:p>
          <draw:enhanced-geometry svg:viewBox="0 0 21600 21600" draw:type="rectangle" draw:enhanced-path="M 0 0 L 21600 0 21600 21600 0 21600 0 0 Z N"/>
        </draw:custom-shape>
        <draw:custom-shape draw:style-name="gr16" draw:text-style-name="P1" xml:id="id14" draw:id="id14" draw:layer="layout" svg:width="5.946cm" svg:height="2cm" svg:x="27.757cm" svg:y="2.982cm">
          <text:p text:style-name="P1">uart1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5.865cm" svg:y1="3.982cm" svg:x2="18.839cm" svg:y2="3.982cm" draw:start-shape="id12" draw:start-glue-point="1" draw:end-shape="id13" draw:end-glue-point="3" svg:d="M15865 3982h2974" svg:viewBox="0 0 2975 1">
          <text:p/>
        </draw:connector>
        <draw:connector draw:style-name="gr18" draw:text-style-name="P1" draw:layer="layout" svg:x1="24.784cm" svg:y1="3.982cm" svg:x2="27.757cm" svg:y2="3.982cm" draw:start-shape="id13" draw:start-glue-point="1" draw:end-shape="id14" draw:end-glue-point="3" svg:d="M24784 3982h2973" svg:viewBox="0 0 2974 1">
          <text:p/>
        </draw:connector>
        <draw:line draw:style-name="gr19" draw:text-style-name="P5" draw:layer="layout" svg:x1="22.1cm" svg:y1="14cm" svg:x2="22.1cm" svg:y2="16cm">
          <text:p/>
        </draw:line>
        <draw:frame draw:style-name="gr7" draw:text-style-name="P4" draw:layer="layout" svg:width="3.2cm" svg:height="1.673cm" svg:x="12.2cm" svg:y="7.2cm">
          <draw:text-box>
            <text:p>350kHz</text:p>
          </draw:text-box>
        </draw:frame>
        <draw:custom-shape draw:style-name="gr16" draw:text-style-name="P1" draw:layer="layout" svg:width="5.946cm" svg:height="2cm" svg:x="1.991cm" svg:y="2.982cm">
          <text:p text:style-name="P1">app_hmi<text:line-break/>(buttons, led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4cm" fo:page-height="2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2.2$Windows_X86_64 LibreOffice_project/98b30e735bda24bc04ab42594c85f7fd8be07b9c</meta:generator>
    <dc:date>2020-08-14T14:02:47.205000000</dc:date>
    <meta:editing-duration>PT4H33M13S</meta:editing-duration>
    <meta:editing-cycles>16</meta:editing-cycles>
    <meta:document-statistic meta:object-count="34"/>
  </office:meta>
</office:document-meta>
</file>